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6.95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6.2pt"/>
    </style:style>
    <style:style style:name="co5" style:family="table-column">
      <style:table-column-properties fo:break-before="auto" style:column-width="134.5pt"/>
    </style:style>
    <style:style style:name="ro1" style:family="table-row">
      <style:table-row-properties style:row-height="17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" style:family="table-cell" style:parent-style-name="Pivot_20_Table_20_Corner">
      <style:table-cell-properties fo:border="none"/>
    </style:style>
    <style:style style:name="ce7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8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9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0" style:family="table-cell" style:parent-style-name="Pivot_20_Table_20_Corner">
      <style:table-cell-properties fo:border="none"/>
    </style:style>
    <style:style style:name="ce11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2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Internet Addresse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1022" table:default-cell-style-name="ce9"/>
        <table:table-row table:style-name="ro1">
          <table:table-cell office:value-type="string" calcext:value-type="string">
            <text:p>Category / List</text:p>
          </table:table-cell>
          <table:table-cell office:value-type="string" calcext:value-type="string">
            <text:p>Internet Address</text:p>
          </table:table-cell>
          <table:table-cell table:number-columns-repeated="1022"/>
        </table:table-row>
      </table:table>
      <table:table table:name="Statistics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To Reload: right click the table and choose “refresh”</text:p>
          </table:table-cell>
          <table:table-cell/>
        </table:table-row>
        <table:table-row table:style-name="ro2">
          <table:table-cell table:style-name="ce10"/>
          <table:table-cell/>
        </table:table-row>
        <table:table-row table:style-name="ro2">
          <table:table-cell table:style-name="ce11" office:value-type="string" calcext:value-type="string">
            <text:p>(empty)</text:p>
          </table:table-cell>
          <table:table-cell/>
        </table:table-row>
        <table:table-row table:style-name="ro2">
          <table:table-cell table:style-name="ce12"/>
          <table:table-cell/>
        </table:table-row>
      </table:table>
      <table:named-expressions>
        <table:named-range table:name="data" table:base-cell-address="$'Internet Addresses'.$B$1" table:cell-range-address="$'Internet Addresses'.$A$1:.$B$1048576"/>
      </table:named-expressions>
      <table:data-pilot-tables>
        <table:data-pilot-table table:name="DataPilot1" table:application-data="" table:target-range-address="Statistics.A3:Statistics.A4" table:buttons="" table:show-filter-button="false" table:drill-down-on-double-click="false">
          <table:source-cell-range table:name="data" table:cell-range-address="'Internet Addresses'.A1:'Internet Addresses'.B10485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 / List" table:orientation="row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ternet Address" table:orientation="data" table:used-hierarchy="0" table:function="count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2:56:54.611442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9:06:57.702460622</meta:creation-date>
    <dc:date>2019-03-21T12:57:14.231723250</dc:date>
    <meta:editing-duration>PT13M37S</meta:editing-duration>
    <meta:editing-cycles>10</meta:editing-cycles>
    <meta:generator>LibreOffice/6.1.1.2$MacOSX_X86_64 LibreOffice_project/5d19a1bfa650b796764388cd8b33a5af1f5baa1b</meta:generator>
    <meta:document-statistic meta:table-count="2" meta:cell-count="4" meta:object-count="0"/>
  </office:meta>
</office:document-meta>
</file>